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style:font-size-asian="12pt" style:font-size-complex="12pt"/>
    </style:style>
    <style:style style:name="T224" style:family="text">
      <style:text-properties officeooo:rsid="04473353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b5b188" style:font-weight-asian="bold" style:font-weight-complex="bold"/>
    </style:style>
    <style:style style:name="T227" style:family="text">
      <style:text-properties officeooo:rsid="0aace3cd"/>
    </style:style>
    <style:style style:name="T228" style:family="text">
      <style:text-properties fo:font-size="10pt" officeooo:rsid="04473353" style:font-size-asian="10pt" style:font-size-complex="10pt"/>
    </style:style>
    <style:style style:name="T22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officeooo:rsid="0f95a7a0"/>
    </style:style>
    <style:style style:name="T233" style:family="text">
      <style:text-properties officeooo:rsid="0f8f58bd"/>
    </style:style>
    <style:style style:name="T234" style:family="text">
      <style:text-properties style:font-name="Ubuntu1" fo:font-size="10pt" officeooo:rsid="04473353" style:font-size-asian="10pt" style:font-size-complex="10pt"/>
    </style:style>
    <style:style style:name="T235" style:family="text">
      <style:text-properties officeooo:rsid="101b90cf"/>
    </style:style>
    <style:style style:name="T236" style:family="text">
      <style:text-properties officeooo:rsid="101e15d6"/>
    </style:style>
    <style:style style:name="T237" style:family="text">
      <style:text-properties officeooo:rsid="10048e31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officeooo:rsid="10a19599"/>
    </style:style>
    <style:style style:name="T271" style:family="text">
      <style:text-properties officeooo:rsid="10b5b188"/>
    </style:style>
    <style:style style:name="T272" style:family="text">
      <style:text-properties officeooo:rsid="10b887a8"/>
    </style:style>
    <style:style style:name="T273" style:family="text">
      <style:text-properties officeooo:rsid="10cedf4f"/>
    </style:style>
    <style:style style:name="T274" style:family="text">
      <style:text-properties officeooo:rsid="10048e31" style:font-size-asian="11pt" style:font-size-complex="11pt"/>
    </style:style>
    <style:style style:name="T275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7">C</text:span><text:span text:style-name="T176">hecklist voor </text:span><text:span text:style-name="T178">de installatie</text:span><text:span text:style-name="T176"> van </text:span><text:span text:style-name="T176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24"><text:span text:style-name="T245">D</text:span><text:span text:style-name="T246">eze </text:span><text:span text:style-name="T254"><text:user-field-get text:name="Distro">Debian</text:user-field-get></text:span><text:span text:style-name="T247"><text:s/></text:span><text:span text:style-name="T253"><text:user-field-get text:name="Version">12</text:user-field-get></text:span><text:span text:style-name="T253"><text:s/></text:span><text:span text:style-name="T255">Desktop</text:span><text:span text:style-name="T246"> (codenaam </text:span><text:span text:style-name="T250">bookworm</text:span><text:span text:style-name="T246">) van </text:span><text:span text:style-name="T252">11 </text:span><text:span text:style-name="T251">juni</text:span><text:span text:style-name="T248"> </text:span><text:span text:style-name="T259"><text:user-field-get text:name="Releaseyear">2023</text:user-field-get></text:span><text:span text:style-name="T249"><text:s/></text:span><text:span text:style-name="T246">wordt gedurende 5 jaar ondersteund tot </text:span><text:span text:style-name="T252">30 </text:span><text:span text:style-name="T251">juni</text:span><text:span text:style-name="T246"> 202</text:span><text:span text:style-name="T251">8</text:span><text:span text:style-name="T246">.</text:span></text:p></text:note-body></text:note></text:span><text:span text:style-name="T181"><text:s/></text:span><text:span text:style-name="T183">Desktop</text:span><text:span text:style-name="T182">.</text:span></text:p>
      <text:p text:style-name="P38"/>
      <text:p text:style-name="P34"/>
      <text:p text:style-name="P88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08"><text:tab/><text:tab/></text:span><text:span text:style-name="T223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09"><text:tab/></text:span><text:span text:style-name="T210">b</text:span><text:span text:style-name="T260">ij</text:span><text:span text:style-name="T262">v.</text:span><text:span text:style-name="T207"> </text:span><text:span text:style-name="T219">J</text:span><text:span text:style-name="T220">a</text:span><text:span text:style-name="T219">n </text:span><text:span text:style-name="T220">Jansen</text:span></text:p>
      <text:p text:style-name="Standard"><text:span text:style-name="T221">&lt;</text:span><text:span text:style-name="T222">g</text:span><text:span text:style-name="T15">ebruikersnaam&gt;<text:tab/></text:span><text:span text:style-name="T217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17"><text:tab/></text:span><text:span text:style-name="T218">b</text:span><text:span text:style-name="T264">ijv.</text:span><text:span text:style-name="T10"> </text:span><text:span text:style-name="T192">j</text:span><text:span text:style-name="T193">a</text:span><text:span text:style-name="T192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17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5">ijv.</text:span><text:span text:style-name="T212"> </text:span><text:span text:style-name="T213">pc02</text:span></text:p>
      <text:p text:style-name="P27"><text:span text:style-name="T214">&lt;</text:span><text:span text:style-name="T216">g</text:span><text:span text:style-name="T215">ebruiker</text:span><text:span text:style-name="T214">&gt;<text:tab/></text:span><text:span text:style-name="T211"><text:tab/></text:span><text:span text:style-name="T223"> <text:tab/><text:tab/></text:span><text:span text:style-name="T209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09"><text:tab/></text:span><text:span text:style-name="T210">e</text:span><text:span text:style-name="T261">vt. </text:span><text:span text:style-name="T263">extra </text:span><text:span text:style-name="T261">gebruiker</text:span><text:span text:style-name="T263">s</text:span></text:p>
      <text:p text:style-name="P93"><text:span text:style-name="T214">&lt;</text:span><text:span text:style-name="T216">g</text:span><text:span text:style-name="T215">ebruikersnaam</text:span><text:span text:style-name="T214">&gt;<text:tab/></text:span><text:span text:style-name="T205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5"><text:tab/></text:span><text:span text:style-name="T206">e</text:span><text:span text:style-name="T266">vt. </text:span><text:span text:style-name="T267">extra </text:span><text:span text:style-name="T266">gebruiker</text:span><text:span text:style-name="T267">s</text:span></text:p>
      <text:p text:style-name="P90"><text:span text:style-name="T273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86"><text:tab/></text:span><text:span text:style-name="T189">G</text:span><text:span text:style-name="T185">ebruik </text:span><text:span text:style-name="Strong_20_Emphasis"><text:span text:style-name="T190">Checklist </text:span></text:span><text:span text:style-name="Strong_20_Emphasis"><text:span text:style-name="T191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7"> onder </text:span><text:span text:style-name="Strong_20_Emphasis"><text:span text:style-name="T173">Linux</text:span></text:span><text:span text:style-name="T188">.</text:span></text:p>
      <text:p text:style-name="P21"><text:span text:style-name="Strong_20_Emphasis"><text:span text:style-name="T174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4"><text:bookmark-ref text:reference-format="page" text:ref-name="__RefNumPara__4009_1271708128">2</text:bookmark-ref></text:span></text:span><text:span text:style-name="Strong_20_Emphasis"><text:span text:style-name="T174"><text:s text:c="2"/></text:span></text:span><text:span text:style-name="Strong_20_Emphasis"><text:span text:style-name="T175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29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37">Druk op de Super-toets (Windows, Command, of Vergrootglas-toets) of klik in de linkerbovenhoek.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201">Start de computer op vanaf</text:span><text:span text:style-name="T201"><text:note text:id="ftn4" text:note-class="footnote"><text:note-citation>1</text:note-citation><text:note-body><text:p text:style-name="P87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1"> </text:span><text:span text:style-name="T202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T197"><text:s/></text:span><text:span text:style-name="T199">Desktop</text:span><text:span text:style-name="T198"> </text:span><text:span text:style-name="T203">Live</text:span><text:span text:style-name="T115"><text:note text:id="ftn5" text:note-class="footnote"><text:note-citation>2</text:note-citation><text:note-body><text:p text:style-name="P23"><text:span text:style-name="T224">Vanaf een </text:span><text:span text:style-name="T232">L</text:span><text:span text:style-name="T224">ive </text:span><text:span text:style-name="T233">USB</text:span><text:span text:style-name="T227">-stick</text:span><text:span text:style-name="T234"> </text:span><text:span text:style-name="T224">kunt u opstarten en </text:span><text:span text:style-name="T228">met </text:span><text:span text:style-name="T204"><text:user-field-get text:name="Distro">Debian</text:user-field-get></text:span><text:span text:style-name="T204"><text:s/></text:span><text:span text:style-name="T224">werken zonder enige bestanden op de harde schijf te wijzigen en maakt ook installatie van </text:span><text:span text:style-name="T204"><text:user-field-get text:name="Distro">Debian</text:user-field-get></text:span><text:span text:style-name="T204"><text:s/></text:span><text:span text:style-name="T224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2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0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1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31">karelzimmer.nl</text:span></text:a><text:span text:style-name="T132">, onder </text:span><text:span text:style-name="sterk_20_accent_20_voetnoot"><text:span text:style-name="T40">Linux</text:span></text:span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37">Typ</text:span><text:span text:style-name="T21"> </text:span><text:span text:style-name="User_20_Entry"><text:span text:style-name="T274">live</text:span></text:span><text:span text:style-name="T21"> als</text:span><text:span text:style-name="T237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4">Volg de installatieschermen en vul deze in.</text:span></text:span><text:span text:style-name="T256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5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5">B</text:span>ij <text:span text:style-name="T225">Regio</text:span> <text:span text:style-name="T235">kies</text:span> <text:span text:style-name="T225">Europa</text:span> 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5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36">K</text:span>ies <text:span text:style-name="T225">English (US)</text:span> <text:span text:style-name="T270">en </text:span><text:span text:style-name="Strong_20_Emphasis"><text:span text:style-name="T270">English (US, intl., with dead keys)</text:span></text:span><text:span text:style-name="T270">, </text:span>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6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36">K</text:span>ies <text:span text:style-name="T271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5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5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72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5">Nu herstarten</text:span> is aangevinkt en klik op <text:span text:style-name="T225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68">Volg de welkomstschermen.</text:span><text:span text:style-name="T257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2"><text:span text:style-name="T184">Druk op de Super-toets (Windows, Command, of Vergrootglas-toets) of klik in de linkerbovenhoek.</text:span><text:span text:style-name="T184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8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4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29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69">Volg de welkomstschermen.</text:span><text:span text:style-name="T258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6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4"> installatie van </text:span><text:span text:style-name="T194"><text:user-field-get text:name="Distro">Debian</text:user-field-get></text:span><text:span text:style-name="T197"><text:s/></text:span><text:span text:style-name="T197"><text:user-field-get text:name="Version">12</text:user-field-get></text:span><text:span text:style-name="T195"><text:s/></text:span><text:span text:style-name="T199">Des</text:span><text:span text:style-name="T200">k</text:span><text:span text:style-name="T199">top</text:span><text:span text:style-name="T198"> </text:span><text:span text:style-name="T194">is voltooid.</text:span></text:p>
      <text:p text:style-name="P30"/>
      <text:list text:style-name="L2">
        <text:list-header>
          <text:p text:style-name="P104"><text:span text:style-name="T239">Geschreven door </text:span><text:a xlink:type="simple" xlink:href="mailto:info@karelzimmer.nl?subject=Checklist%20installatie%20Linux" text:style-name="Internet_20_link" text:visited-style-name="Visited_20_Internet_20_Link"><text:span text:style-name="T240">Karel Zimmer</text:span></text:a><text:span text:style-name="T241">.</text:span></text:p>
          <text:p text:style-name="P105"><text:span text:style-name="T243">Licentie </text:span><text:span text:style-name="T241">C</text:span><text:span text:style-name="T242">C0</text:span><text:span text:style-name="T241"> 1.0 </text:span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3-13T12:54:43.619671245">13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4:43.489589243</dc:date>
    <meta:keyword>Installatie</meta:keyword>
    <meta:keyword>Checklist</meta:keyword>
    <meta:keyword>Linux</meta:keyword>
    <meta:editing-cycles>7075</meta:editing-cycles>
    <meta:editing-duration>P12DT21H19M46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9" meta:character-count="3754" meta:non-whitespace-character-count="3263"/>
    <meta:user-defined meta:name="Info 1"/>
    <meta:user-defined meta:name="Info 2"/>
    <meta:user-defined meta:name="Info 3"/>
    <meta:user-defined meta:name="Info 4"/>
  </office:meta>
</office:document-meta>
</file>